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officeooo:rsid="000c1ca4" officeooo:paragraph-rsid="000c1ca4"/>
    </style:style>
    <style:style style:name="P5" style:family="paragraph" style:parent-style-name="Standard">
      <style:text-properties officeooo:rsid="000d9e9c" officeooo:paragraph-rsid="000d9e9c"/>
    </style:style>
    <style:style style:name="P6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7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8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0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1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2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3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14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15" style:family="paragraph" style:parent-style-name="Standard">
      <style:paragraph-properties>
        <style:tab-stops/>
      </style:paragraph-properties>
      <style:text-properties fo:font-size="12pt" officeooo:rsid="000d9e9c" officeooo:paragraph-rsid="000d9e9c" style:font-size-asian="10.5pt" style:font-size-complex="12pt"/>
    </style:style>
    <style:style style:name="P16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17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18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19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0d9e9c" officeooo:paragraph-rsid="0024b410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27" style:family="paragraph" style:parent-style-name="Standard">
      <style:text-properties officeooo:rsid="00388464" officeooo:paragraph-rsid="00388464"/>
    </style:style>
    <style:style style:name="P28" style:family="paragraph" style:parent-style-name="Standard">
      <style:text-properties officeooo:rsid="003a40ec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3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 loext:padding="0cm" loext:border="none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3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34" style:family="paragraph" style:parent-style-name="Heading_20_1">
      <style:text-properties fo:font-size="12pt" style:font-size-asian="12pt" style:font-size-complex="12pt"/>
    </style:style>
    <style:style style:name="P35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P36" style:family="paragraph" style:parent-style-name="Standard" style:list-style-name="L1">
      <style:text-properties officeooo:rsid="000bed90" officeooo:paragraph-rsid="000bed90"/>
    </style:style>
    <style:style style:name="P37" style:family="paragraph" style:parent-style-name="Standard">
      <style:text-properties officeooo:rsid="003c2bb8" officeooo:paragraph-rsid="003c2bb8"/>
    </style:style>
    <style:style style:name="P38" style:family="paragraph" style:parent-style-name="Standard">
      <style:text-properties officeooo:rsid="003d2c33"/>
    </style:style>
    <style:style style:name="P39" style:family="paragraph" style:parent-style-name="Standard">
      <style:text-properties officeooo:rsid="003d2c33" officeooo:paragraph-rsid="003d2c33"/>
    </style:style>
    <style:style style:name="P40" style:family="paragraph" style:parent-style-name="Standard">
      <style:text-properties officeooo:rsid="003d2c33" officeooo:paragraph-rsid="00413e7b"/>
    </style:style>
    <style:style style:name="P41" style:family="paragraph" style:parent-style-name="Standard">
      <style:text-properties officeooo:rsid="003d2c33" officeooo:paragraph-rsid="00483937"/>
    </style:style>
    <style:style style:name="P42" style:family="paragraph" style:parent-style-name="Standard">
      <style:text-properties officeooo:rsid="003d2c33" officeooo:paragraph-rsid="00486a3a"/>
    </style:style>
    <style:style style:name="P43" style:family="paragraph" style:parent-style-name="Standard">
      <style:text-properties fo:font-weight="bold" officeooo:rsid="003d2c33" officeooo:paragraph-rsid="003d2c33" style:font-weight-asian="bold" style:font-weight-complex="bold"/>
    </style:style>
    <style:style style:name="P44" style:family="paragraph" style:parent-style-name="Standard">
      <style:text-properties fo:font-weight="bold" officeooo:rsid="00483937" officeooo:paragraph-rsid="00483937" style:font-weight-asian="bold" style:font-weight-complex="bold"/>
    </style:style>
    <style:style style:name="P45" style:family="paragraph" style:parent-style-name="Standard">
      <style:text-properties fo:font-weight="bold" officeooo:rsid="00493499" officeooo:paragraph-rsid="00493499" style:font-weight-asian="bold" style:font-weight-complex="bold"/>
    </style:style>
    <style:style style:name="P46" style:family="paragraph" style:parent-style-name="Standard">
      <style:text-properties fo:font-size="14pt" fo:font-weight="bold" officeooo:rsid="003c2bb8" officeooo:paragraph-rsid="003c2bb8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40dec2" officeooo:paragraph-rsid="0040dec2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rsid="0043dda3" officeooo:paragraph-rsid="0043dda3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paragraph-rsid="00488853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paragraph-rsid="00493499" style:font-size-asian="14pt" style:font-weight-asian="bold" style:font-size-complex="14pt" style:font-weight-complex="bold"/>
    </style:style>
    <style:style style:name="P51" style:family="paragraph" style:parent-style-name="Standard">
      <style:text-properties officeooo:rsid="0040dec2" officeooo:paragraph-rsid="0040dec2"/>
    </style:style>
    <style:style style:name="P52" style:family="paragraph" style:parent-style-name="Standard">
      <style:text-properties officeooo:rsid="0043dda3" officeooo:paragraph-rsid="0043dda3"/>
    </style:style>
    <style:style style:name="P53" style:family="paragraph" style:parent-style-name="Standard">
      <style:text-properties officeooo:rsid="003a40ec"/>
    </style:style>
    <style:style style:name="P54" style:family="paragraph" style:parent-style-name="Standard">
      <style:text-properties officeooo:rsid="0046d70f" officeooo:paragraph-rsid="0046d70f"/>
    </style:style>
    <style:style style:name="P55" style:family="paragraph" style:parent-style-name="Standard">
      <style:text-properties officeooo:rsid="0046d70f" officeooo:paragraph-rsid="00486a3a"/>
    </style:style>
    <style:style style:name="P56" style:family="paragraph" style:parent-style-name="Standard">
      <style:text-properties officeooo:rsid="00483937" officeooo:paragraph-rsid="00483937"/>
    </style:style>
    <style:style style:name="P57" style:family="paragraph" style:parent-style-name="Standard">
      <style:text-properties officeooo:rsid="00483937" officeooo:paragraph-rsid="00486a3a"/>
    </style:style>
    <style:style style:name="P58" style:family="paragraph" style:parent-style-name="Standard">
      <style:text-properties officeooo:rsid="00486a3a" officeooo:paragraph-rsid="00486a3a"/>
    </style:style>
    <style:style style:name="P59" style:family="paragraph" style:parent-style-name="Standard">
      <style:text-properties officeooo:rsid="00488853" officeooo:paragraph-rsid="00488853"/>
    </style:style>
    <style:style style:name="P60" style:family="paragraph" style:parent-style-name="Standard">
      <style:text-properties officeooo:paragraph-rsid="00488853"/>
    </style:style>
    <style:style style:name="P61" style:family="paragraph" style:parent-style-name="Standard">
      <style:text-properties officeooo:rsid="00493499" officeooo:paragraph-rsid="00493499"/>
    </style:style>
    <style:style style:name="P62" style:family="paragraph" style:parent-style-name="Standard">
      <style:text-properties officeooo:paragraph-rsid="00493499"/>
    </style:style>
    <style:style style:name="P63" style:family="paragraph" style:parent-style-name="Standard">
      <style:text-properties officeooo:rsid="004af2ca" officeooo:paragraph-rsid="004af2ca"/>
    </style:style>
    <style:style style:name="P64" style:family="paragraph" style:parent-style-name="Standard">
      <style:text-properties officeooo:rsid="004cc2c8" officeooo:paragraph-rsid="004cc2c8"/>
    </style:style>
    <style:style style:name="P65" style:family="paragraph" style:parent-style-name="Standard">
      <style:text-properties officeooo:rsid="004d2c4c" officeooo:paragraph-rsid="00493499"/>
    </style:style>
    <style:style style:name="P66" style:family="paragraph" style:parent-style-name="Standard">
      <style:text-properties officeooo:rsid="004d2c4c" officeooo:paragraph-rsid="004d2c4c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baa4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8" style:family="text">
      <style:text-properties officeooo:rsid="0024b410"/>
    </style:style>
    <style:style style:name="T19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20" style:family="text">
      <style:text-properties officeooo:rsid="0026b9bb"/>
    </style:style>
    <style:style style:name="T21" style:family="text">
      <style:text-properties officeooo:rsid="002bac90"/>
    </style:style>
    <style:style style:name="T22" style:family="text">
      <style:text-properties officeooo:rsid="00358cca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officeooo:rsid="003d2c33"/>
    </style:style>
    <style:style style:name="T25" style:family="text">
      <style:text-properties officeooo:rsid="003d6e29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0413e7b"/>
    </style:style>
    <style:style style:name="T28" style:family="text">
      <style:text-properties officeooo:rsid="00435ab7"/>
    </style:style>
    <style:style style:name="T29" style:family="text">
      <style:text-properties officeooo:rsid="00455067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483937"/>
    </style:style>
    <style:style style:name="T32" style:family="text">
      <style:text-properties officeooo:rsid="00486a3a"/>
    </style:style>
    <style:style style:name="T33" style:family="text">
      <style:text-properties officeooo:rsid="00488853"/>
    </style:style>
    <style:style style:name="T34" style:family="text">
      <style:text-properties officeooo:rsid="0048b509"/>
    </style:style>
    <style:style style:name="T35" style:family="text">
      <style:text-properties officeooo:rsid="00493499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26">PYTHON</text:p>
      <text:p text:style-name="P1"/>
      <text:p text:style-name="P1"/>
      <text:p text:style-name="P2">* Python environments:</text:p>
      <text:p text:style-name="P1"/>
      <text:list xml:id="list2545405878" text:style-name="L1">
        <text:list-item>
          <text:p text:style-name="P36">Text editors: <text:s/>atom, sublime text, etc</text:p>
        </text:list-item>
        <text:list-item>
          <text:p text:style-name="P36">Full IDEs: <text:s text:c="2"/>PyCharm, Spyder</text:p>
        </text:list-item>
        <text:list-item>
          <text:p text:style-name="P36">Notebook: <text:s/>Jupyter Notebook <text:span text:style-name="T1">(within anaconda navigator)</text:span></text:p>
        </text:list-item>
      </text:list>
      <text:p text:style-name="P1"/>
      <text:p text:style-name="P4">For the python bootcamp install anaconda and sublime</text:p>
      <text:p text:style-name="P4"/>
      <text:p text:style-name="P3"/>
      <text:p text:style-name="P3">* <text:span text:style-name="T2">Anaconda Navigator:</text:span></text:p>
      <text:p text:style-name="P5">On windows:</text:p>
      <text:p text:style-name="P5"/>
      <text:p text:style-name="P5">Lauch Jupyter Notebook, then paste in your browser: <text:s text:c="2"/>http://localhost:8888</text:p>
      <text:p text:style-name="P4"/>
      <text:p text:style-name="P5">Will ask you for a token – Open cmd – run: <text:s/><text:span text:style-name="T3">jupyter notebook list</text:span></text:p>
      <text:p text:style-name="P5"/>
      <text:p text:style-name="P6">C:\Users\Trabajo\Desktop\python&gt;jupyter notebook list</text:p>
      <text:p text:style-name="P6">Currently running servers:</text:p>
      <text:p text:style-name="P6">http://localhost:8892/?token=de83e25756e836c223161c91c6dbb1857cd52166bd1c94d5 :: C:\Users\Trabajo</text:p>
      <text:p text:style-name="P6">http://localhost:8888/?token=5ff9753430910a29f02831366e0e2c09d9263072492e49f1 :: C:\Users\Trabajo</text:p>
      <text:p text:style-name="P6">http://localhost:8891/?token=9764c756c2660f0ebdf12941942b704e7cd3f1852f9adf90 :: C:\Users\Trabajo</text:p>
      <text:p text:style-name="P6">http://localhost:8890/?token=91d75a5728d3510039af33563cd65d3c2e9d7c2eaa9005be :: C:\Users\Trabajo</text:p>
      <text:p text:style-name="P6">http://localhost:8889/?token=2a3bea1eac5716cd2131d487b9aaeb0058ccb43dc500f96c :: C:\Users\Trabajo</text:p>
      <text:p text:style-name="P6"/>
      <text:p text:style-name="P9">Paste one of the links in the browser, like</text:p>
      <text:p text:style-name="P9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9"/>
      <text:p text:style-name="P9">On jupyter notebook, Click on New -- Notebook: Python 3 -- you can run </text:p>
      <text:p text:style-name="P9">lines in cells</text:p>
      <text:p text:style-name="P9"/>
      <text:p text:style-name="P19">* Anaconda Jupyter Keystrokes:</text:p>
      <text:p text:style-name="P9">dd ---&gt; delete current cell</text:p>
      <text:p text:style-name="P9">a <text:s/>---&gt; insert cell above current cell</text:p>
      <text:p text:style-name="P9">b <text:s/>---&gt; insert cell below current cell</text:p>
      <text:p text:style-name="P9">Shift + enter to run it or click the play button </text:p>
      <text:p text:style-name="P9"/>
      <text:p text:style-name="P9">Restart the kernel ---&gt; if you used a special word, like 'int' 'float' etc, to assign a variable into it.</text:p>
      <text:p text:style-name="P9">Do it on: Kernel -- Restart</text:p>
      <text:p text:style-name="P9">This will delete all the variables</text:p>
      <text:p text:style-name="P9"/>
      <text:p text:style-name="P9"/>
      <text:p text:style-name="P19">* <text:span text:style-name="T4">Run a python program in the CLI:</text:span></text:p>
      <text:p text:style-name="P9"/>
      <text:p text:style-name="P16">$ python myprogram.py</text:p>
      <text:p text:style-name="P16"/>
      <text:p text:style-name="P16"/>
      <text:p text:style-name="P21"><text:soft-page-break/>*Run one line command in CLI:</text:p>
      <text:p text:style-name="P16"/>
      <text:p text:style-name="P16">$ <text:span text:style-name="T5">python</text:span></text:p>
      <text:p text:style-name="P16">Python 3.7.0 (default, Jun 28 2018, 08:04:48) [MSC v.1912 64 bit (AMD64)] :: Anaconda, Inc. on win32</text:p>
      <text:p text:style-name="P16">Type "help", "copyright", "credits" or "license" for more information.</text:p>
      <text:p text:style-name="P10">&gt;&gt;&gt; <text:span text:style-name="T5">print('hello')</text:span></text:p>
      <text:p text:style-name="P10">hello</text:p>
      <text:p text:style-name="P10">&gt;&gt;&gt;</text:p>
      <text:p text:style-name="P9"/>
      <text:p text:style-name="P9"/>
      <text:p text:style-name="P22">* <text:span text:style-name="T7">Data Types:</text:span></text:p>
      <text:p text:style-name="P9"/>
      <text:p text:style-name="P9">Integers <text:s text:c="12"/>- int <text:s text:c="5"/>- whole numbers: 3 , 212 , 93<text:line-break/>Floating point <text:s text:c="2"/>- float <text:s text:c="2"/>- numbers with decimal: <text:s/>23.1 , 23.32 , 7.34<text:line-break/>String <text:s text:c="15"/>- str <text:s text:c="5"/>- ordered sequence of characters: <text:s/>"hello" 'Sammy' "2000"<text:line-break/>List <text:s text:c="18"/>- list <text:s text:c="5"/>- ordered sequence of objects: [10,"hello",200.3]<text:line-break/>Dictionaries <text:s text:c="5"/>- dict <text:s text:c="3"/>- unordered Key:Values pair: {"mykey":"value","name":"Frankie"}<text:line-break/>Tuples <text:s text:c="14"/>- tup <text:s text:c="4"/>- ordered immutable sequence of objects: (10,"hello,200.2")<text:line-break/>Sets <text:s/><text:tab/> <text:s text:c="13"/>- set <text:s text:c="5"/>- unordered collection of unique objects: {"a","b"}<text:line-break/>Booleans <text:s text:c="10"/>- bool <text:s text:c="2"/>- Logical value indicating true or false<text:tab/></text:p>
      <text:p text:style-name="P9"/>
      <text:p text:style-name="P15"/>
      <text:p text:style-name="P20">* <text:span text:style-name="T8">Doubts: </text:span><text:span text:style-name="T9">Check on the videos</text:span></text:p>
      <text:p text:style-name="P17"><text:line-break/>--Arithmetics:<text:line-break/>Module (good to know if a number is even or odd)<text:line-break/><text:line-break/>Python lets you add, subtract, multiply and divide numbers with reassignment using +=, -=, *=, and /=</text:p>
      <text:p text:style-name="P9"/>
      <text:p text:style-name="P9"/>
      <text:p text:style-name="P22">* <text:span text:style-name="T10">Variables:</text:span></text:p>
      <text:p text:style-name="P9"/>
      <text:p text:style-name="P11">Python uses Dynamic Typing: you can reassign variables to different data types<text:line-break/></text:p>
      <text:p text:style-name="P11">PROS: <text:s text:c="9"/>You don't have to write the datatype, saving time<text:line-break/>CONTRAS: You can have some bugs because this.</text:p>
      <text:p text:style-name="P9"/>
      <text:p text:style-name="P9"/>
      <text:p text:style-name="P9">– <text:span text:style-name="T11">See data type of a variable</text:span>, 'a' <text:span text:style-name="T12">(a = 10)</text:span> in this example: (in Jupiter notebook)</text:p>
      <text:p text:style-name="P9">type(a)<text:line-break/>int</text:p>
      <text:p text:style-name="P9"/>
      <text:p text:style-name="P12">-- <text:span text:style-name="T11">Change the data type</text:span>, 'a' in this example:</text:p>
      <text:p text:style-name="P12"><text:line-break/>a = 30.1 --&gt; we change the value of 'a' to a float data type<text:line-break/>type(a) <text:s/>---&gt; we ask for the data type of a <text:s/><text:line-break/>float <text:s text:c="3"/>----&gt; a is now a float</text:p>
      <text:p text:style-name="P12"><text:soft-page-break/></text:p>
      <text:p text:style-name="P12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2"/>
      <text:p text:style-name="P12"/>
      <text:p text:style-name="P13"><text:span text:style-name="T13">* </text:span><text:span text:style-name="T14">Strings:</text:span></text:p>
      <text:p text:style-name="P23"/>
      <text:p text:style-name="P8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24"/>
      <text:p text:style-name="P13"><text:span text:style-name="T15">I</text:span><text:span text:style-name="T14">ndexing / </text:span><text:span text:style-name="T15">S</text:span><text:span text:style-name="T14">licing:</text:span><text:span text:style-name="T5"> </text:span><text:s text:c="2"/>Video 014, 015 and 016</text:p>
      <text:p text:style-name="P12"/>
      <text:p text:style-name="P12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mystring = "hello world"<text:line-break/>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2"/>
      <text:p text:style-name="P12"/>
      <text:p text:style-name="P12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soft-page-break/><text:line-break/>* Pick all the characters since 'c' til the end: (Start position)<text:line-break/>mystring[2:]<text:line-break/>cdefghi</text:p>
      <text:p text:style-name="P12"/>
      <text:p text:style-name="P12"/>
      <text:p text:style-name="P12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2"/>
      <text:p text:style-name="P12"/>
      <text:p text:style-name="P12"><text:span text:style-name="T14">* </text:span><text:span text:style-name="T17">String properties:</text:span><text:span text:style-name="T19"> </text:span><text:span text:style-name="T18"><text:s/>video 016</text:span></text:p>
      <text:p text:style-name="P12"/>
      <text:p text:style-name="P14">--String concatenation: Merging 2 strings together. </text:p>
      <text:p text:style-name="P14"/>
      <text:p text:style-name="P14"><text:span text:style-name="T5">USING <text:s/>+</text:span><text:line-break/><text:lin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2"/>
      <text:p text:style-name="P12"/>
      <text:p text:style-name="P12"><text:span text:style-name="T5">USING *</text:span><text:line-break/><text:line-break/>multiplica = "Q"<text:line-break/><text:soft-page-break/>multiplica * 10<text:line-break/>'QQQQQQQQQQ'</text:p>
      <text:p text:style-name="P12"/>
      <text:p text:style-name="P12"><text:span text:style-name="T14">* </text:span><text:span text:style-name="T16">Methods:</text:span><text:span text:style-name="T20"> <text:s/>(016, 017)</text:span></text:p>
      <text:p text:style-name="P12"/>
      <text:p text:style-name="P12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2"/>
      <text:p text:style-name="P25"><text:span text:style-name="T5">* </text:span><text:span text:style-name="T6">Strings Formatting for Printing</text:span><text:span text:style-name="T5"> </text:span><text:span text:style-name="T21">(018)</text:span></text:p>
      <text:p text:style-name="P7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2"/>
      <text:p text:style-name="P18">(Remove all str files from bootcamp with find)</text:p>
      <text:p text:style-name="P18"/>
      <text:h text:style-name="P35" text:outline-level="1"><text:bookmark text:name=".format()-method"/>.format() method</text:h>
      <text:p text:style-name="Standard"/>
      <text:p text:style-name="P31">print('This is a string {}'.format('INSERTED'))</text:p>
      <text:p text:style-name="P30">This is a string INSERTED</text:p>
      <text:p text:style-name="P32">print('The {} {} {}'.format('fox','brown','quick'))</text:p>
      <text:p text:style-name="P29">The fox brown quick</text:p>
      <text:p text:style-name="P32">print('The {2} {0} {1}'.format('fox','brown','quick'))</text:p>
      <text:p text:style-name="P29">The quick fox brown</text:p>
      <text:p text:style-name="P32">print('The {q} {f} {b}'.format(f='fox',b='brown',q='quick'))</text:p>
      <text:p text:style-name="P29">The quick fox brown</text:p>
      <text:p text:style-name="Standard"/>
      <text:p text:style-name="Standard"/>
      <text:p text:style-name="Standard"/>
      <text:h text:style-name="P34" text:outline-level="1"><text:bookmark text:name="float-formating-&quot;{value:width.precision-f}&quot;"/><text:soft-page-break/>float formating "{value:width.precision f}"</text:h>
      <text:p text:style-name="Standard"/>
      <text:p text:style-name="P32">result = 100/777</text:p>
      <text:p text:style-name="P32">result</text:p>
      <text:p text:style-name="P29">0.1287001287001287</text:p>
      <text:p text:style-name="P32">print("The result was {r}".format(r=result))</text:p>
      <text:p text:style-name="P29">The result was 0.1287001287001287</text:p>
      <text:p text:style-name="P32">print("The result was {r:1.4f}".format(r=result))</text:p>
      <text:p text:style-name="P29">The result was 0.1287</text:p>
      <text:p text:style-name="P32">print("The result was {r:20.3f}".format(r=result))</text:p>
      <text:p text:style-name="P29">The result was <text:s text:c="15"/>0.129</text:p>
      <text:p text:style-name="Standard"/>
      <text:p text:style-name="Standard"/>
      <text:h text:style-name="P34" text:outline-level="1"><text:bookmark text:name="F-string-method"/>F string method. <text:span text:style-name="T22">Formated string literals, f-strings</text:span></text:h>
      <text:p text:style-name="Text_20_body">new since python 3.6</text:p>
      <text:p text:style-name="P32">name = "John"</text:p>
      <text:p text:style-name="P32">print(f'His name is {name}' )</text:p>
      <text:p text:style-name="P29">His name is John</text:p>
      <text:p text:style-name="P32">name = "Sam"</text:p>
      <text:p text:style-name="P33">age = 3</text:p>
      <text:p text:style-name="P32">print(f'{name} is {age} years old')</text:p>
      <text:p text:style-name="P29">Sam is 3 years old</text:p>
      <text:p text:style-name="Standard"/>
      <text:p text:style-name="P27"><text:span text:style-name="T23">* Lists </text:span>Video 20</text:p>
      <text:p text:style-name="P28"><text:a xlink:type="simple" xlink:href="https://github.com/Pierian-Data/Complete-Python-3-Bootcamp/blob/master/00-Python%20Object%20and%20Data%20Structure%20Basics/04-Lists.ipynb" text:style-name="Internet_20_link" text:visited-style-name="Visited_20_Internet_20_Link"><text:span text:style-name="T30">https://github.com/Pierian-Data/Complete-Python-3-Bootcamp/blob/master/00-Python%20Object%20and%20Data%20Structure%20Basics/04-Lists.ipynb</text:span></text:a></text:p>
      <text:p text:style-name="P28"/>
      <text:p text:style-name="P37"><text:span text:style-name="T29">I</text:span>ndexing and slicing <text:s/><text:span text:style-name="T29">works on List just like </text:span>on Strings.</text:p>
      <text:p text:style-name="Standard"/>
      <text:p text:style-name="P46"><text:span text:style-name="T25">C</text:span>hange elements inside the List:</text:p>
      <text:p text:style-name="Standard"/>
      <text:p text:style-name="P43">Create the list:</text:p>
      <text:p text:style-name="Standard">new_list = ['one','two','three','four']</text:p>
      <text:p text:style-name="Standard"/>
      <text:p text:style-name="P39">new_list</text:p>
      <text:p text:style-name="P38">['one', 'two', 'three', 'four']</text:p>
      <text:p text:style-name="P38"/>
      <text:p text:style-name="P39"><text:span text:style-name="T5">Modify one element inside</text:span>, in this example the position 0:</text:p>
      <text:p text:style-name="P38">new_list[0] = 'ONE ALL CAPS'</text:p>
      <text:p text:style-name="P38"/>
      <text:p text:style-name="P38">new_list</text:p>
      <text:p text:style-name="P38">['ONE ALL CAPS', 'two', 'three', 'four']</text:p>
      <text:p text:style-name="Standard"><text:s/></text:p>
      <text:p text:style-name="Standard"><text:soft-page-break/></text:p>
      <text:p text:style-name="P47">Add a new element: <text:s text:c="4"/>.<text:span text:style-name="T28">append method</text:span></text:p>
      <text:p text:style-name="P51"/>
      <text:p text:style-name="P51">new_list.<text:span text:style-name="T26">append</text:span>('five')</text:p>
      <text:p text:style-name="P51"/>
      <text:p text:style-name="P40">new_list</text:p>
      <text:p text:style-name="P40">['ONE ALL CAPS', 'two', 'three', 'four',’<text:span text:style-name="T27">five</text:span>’]</text:p>
      <text:p text:style-name="P40"/>
      <text:p text:style-name="P40"/>
      <text:p text:style-name="P48">Remove items/elements: <text:s text:c="4"/>.pop <text:span text:style-name="T34">method</text:span></text:p>
      <text:p text:style-name="P52"/>
      <text:p text:style-name="P55">By default removes the last element of the list, default popped index is -1</text:p>
      <text:p text:style-name="P55"/>
      <text:p text:style-name="P54">new_list<text:span text:style-name="T5">.pop(</text:span>)</text:p>
      <text:p text:style-name="P41">’<text:span text:style-name="T27">five</text:span>’ <text:s text:c="4"/>→<text:span text:style-name="T31"> will show you the element removed</text:span></text:p>
      <text:p text:style-name="P41"/>
      <text:p text:style-name="P42">new_list</text:p>
      <text:p text:style-name="P42">['ONE ALL CAPS', 'two', 'three', 'four']</text:p>
      <text:p text:style-name="P54"/>
      <text:p text:style-name="P54"/>
      <text:p text:style-name="P44">Remove another item</text:p>
      <text:p text:style-name="P56">new_list.pop(-<text:span text:style-name="T32">2</text:span>)</text:p>
      <text:p text:style-name="P57">‘<text:span text:style-name="T24">three’</text:span></text:p>
      <text:p text:style-name="P57"/>
      <text:p text:style-name="P58">new_list</text:p>
      <text:p text:style-name="P40"><text:s/>['ONE ALL CAPS', 'two', 'four']</text:p>
      <text:p text:style-name="P40"/>
      <text:p text:style-name="P59">Remove another using no negative index position:</text:p>
      <text:p text:style-name="P59">new_list.pop(1)</text:p>
      <text:p text:style-name="P59">‘two’</text:p>
      <text:p text:style-name="Standard"/>
      <text:p text:style-name="P49"><text:span text:style-name="T33">Save the result of the pop:</text:span></text:p>
      <text:p text:style-name="P60"/>
      <text:p text:style-name="P59">popped_item = new_list.pop()</text:p>
      <text:p text:style-name="P59"/>
      <text:p text:style-name="Standard">popped_item</text:p>
      <text:p text:style-name="P60"><text:span text:style-name="T24">'four'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0"><text:soft-page-break/><text:span text:style-name="T35">Sort method:</text:span></text:p>
      <text:p text:style-name="P62"/>
      <text:p text:style-name="P63">Sort in alphabetic and numeric order</text:p>
      <text:p text:style-name="P64"/>
      <text:p text:style-name="P64">Create 2 lists:</text:p>
      <text:p text:style-name="P61"/>
      <text:p text:style-name="P61">another_list = ['a','j','e','o','p']</text:p>
      <text:p text:style-name="P61">number_list = ['4','7','2,','5']</text:p>
      <text:p text:style-name="P61"/>
      <text:p text:style-name="P61"/>
      <text:p text:style-name="P64">Call the sort method to order the numbers and letters:</text:p>
      <text:p text:style-name="P61"/>
      <text:p text:style-name="P61">another_list.<text:span text:style-name="T5">sort()</text:span></text:p>
      <text:p text:style-name="P61">number_list.<text:span text:style-name="T5">sort()</text:span></text:p>
      <text:p text:style-name="P65"/>
      <text:p text:style-name="P66">If you call the variables you will see the items ordered:</text:p>
      <text:p text:style-name="P66">['a', 'e', 'j', 'o', 'p']</text:p>
      <text:p text:style-name="P66">['2,', '4', '5', '7']</text:p>
      <text:p text:style-name="P61"/>
      <text:p text:style-name="P61"/>
      <text:p text:style-name="P45">Reverse method:</text:p>
      <text:p text:style-name="Standard"/>
      <text:p text:style-name="Standard">another_list.reverse()</text:p>
      <text:p text:style-name="Standard"/>
      <text:p text:style-name="Standard">another_list</text:p>
      <text:p text:style-name="Standard">['p', 'o', 'j', 'e', 'a'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20T10:52:32.077000000</dc:date>
    <meta:editing-duration>PT7H30M41S</meta:editing-duration>
    <meta:editing-cycles>59</meta:editing-cycles>
    <meta:generator>LibreOffice/6.1.4.2$Windows_X86_64 LibreOffice_project/9d0f32d1f0b509096fd65e0d4bec26ddd1938fd3</meta:generator>
    <meta:document-statistic meta:table-count="0" meta:image-count="0" meta:object-count="0" meta:page-count="8" meta:paragraph-count="143" meta:word-count="1068" meta:character-count="7676" meta:non-whitespace-character-count="6523"/>
  </office:meta>
</office:document-meta>
</file>